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7.16pt"/>
    </style:style>
    <style:style style:name="co2" style:family="table-column">
      <style:table-column-properties fo:break-before="auto" style:column-width="72.54pt"/>
    </style:style>
    <style:style style:name="co3" style:family="table-column">
      <style:table-column-properties fo:break-before="auto" style:column-width="62.5pt"/>
    </style:style>
    <style:style style:name="co4" style:family="table-column">
      <style:table-column-properties fo:break-before="auto" style:column-width="87.19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column table:style-name="co5" table:number-columns-repeated="7" table:default-cell-style-name="Default"/>
        <table:table-row table:style-name="ro1">
          <table:table-cell office:value-type="string" calcext:value-type="string">
            <text:p>Calibration constants</text:p>
          </table:table-cell>
          <table:table-cell/>
          <table:table-cell office:value-type="string" calcext:value-type="string">
            <text:p>Calibration checked 9/26/15 by Glen Thorncroft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Station: 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</table:table-row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office:value-type="string" calcext:value-type="string">
            <text:p>slope</text:p>
          </table:table-cell>
          <table:table-cell office:value-type="string" calcext:value-type="string">
            <text:p>offset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for temperature, values are X in the following equations: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hannel</text:p>
          </table:table-cell>
          <table:table-cell office:value-type="string" calcext:value-type="string">
            <text:p>'X/4095/0.005</text:p>
          </table:table-cell>
          <table:table-cell office:value-type="string" calcext:value-type="string">
            <text:p>'X/0.0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1</text:p>
          </table:table-cell>
          <table:table-cell office:value-type="float" office:value="3.3" calcext:value-type="float">
            <text:p>3.3</text:p>
          </table:table-cell>
          <table:table-cell office:value-type="float" office:value="-1.249" calcext:value-type="float">
            <text:p>-1.249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-1.253" calcext:value-type="float">
            <text:p>-1.253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-1.248" calcext:value-type="float">
            <text:p>-1.248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-1.25" calcext:value-type="float">
            <text:p>-1.25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-1.25425" calcext:value-type="float">
            <text:p>-1.25425</text:p>
          </table:table-cell>
        </table:table-row>
        <table:table-row table:style-name="ro1">
          <table:table-cell office:value-type="string" calcext:value-type="string">
            <text:p>T2</text:p>
          </table:table-cell>
          <table:table-cell office:value-type="float" office:value="3.3" calcext:value-type="float">
            <text:p>3.3</text:p>
          </table:table-cell>
          <table:table-cell office:value-type="float" office:value="-1.254" calcext:value-type="float">
            <text:p>-1.254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-1.251" calcext:value-type="float">
            <text:p>-1.251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-1.25" calcext:value-type="float">
            <text:p>-1.25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-1.247" calcext:value-type="float">
            <text:p>-1.247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-1.253" calcext:value-type="float">
            <text:p>-1.253</text:p>
          </table:table-cell>
        </table:table-row>
        <table:table-row table:style-name="ro1">
          <table:table-cell office:value-type="string" calcext:value-type="string">
            <text:p>T3</text:p>
          </table:table-cell>
          <table:table-cell office:value-type="float" office:value="3.3" calcext:value-type="float">
            <text:p>3.3</text:p>
          </table:table-cell>
          <table:table-cell office:value-type="float" office:value="-1.25" calcext:value-type="float">
            <text:p>-1.25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-1.253" calcext:value-type="float">
            <text:p>-1.253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-1.248" calcext:value-type="float">
            <text:p>-1.248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-1.24625" calcext:value-type="float">
            <text:p>-1.24625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-1.2535" calcext:value-type="float">
            <text:p>-1.2535</text:p>
          </table:table-cell>
        </table:table-row>
        <table:table-row table:style-name="ro1">
          <table:table-cell office:value-type="string" calcext:value-type="string">
            <text:p>T4</text:p>
          </table:table-cell>
          <table:table-cell office:value-type="float" office:value="3.3" calcext:value-type="float">
            <text:p>3.3</text:p>
          </table:table-cell>
          <table:table-cell office:value-type="float" office:value="-1.25" calcext:value-type="float">
            <text:p>-1.25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-1.25625" calcext:value-type="float">
            <text:p>-1.25625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-1.252" calcext:value-type="float">
            <text:p>-1.252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-1.2527" calcext:value-type="float">
            <text:p>-1.2527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-1.25675" calcext:value-type="float">
            <text:p>-1.25675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V1</text:p>
          </table:table-cell>
          <table:table-cell office:value-type="float" office:value="0.00513" calcext:value-type="float">
            <text:p>0.00513</text:p>
          </table:table-cell>
          <table:table-cell office:value-type="float" office:value="-8.8537" calcext:value-type="float">
            <text:p>-8.8537</text:p>
          </table:table-cell>
          <table:table-cell/>
          <table:table-cell office:value-type="float" office:value="0.00513" calcext:value-type="float">
            <text:p>0.00513</text:p>
          </table:table-cell>
          <table:table-cell office:value-type="float" office:value="-8.8537" calcext:value-type="float">
            <text:p>-8.8537</text:p>
          </table:table-cell>
          <table:table-cell/>
          <table:table-cell office:value-type="float" office:value="0.00513" calcext:value-type="float">
            <text:p>0.00513</text:p>
          </table:table-cell>
          <table:table-cell office:value-type="float" office:value="-8.8537" calcext:value-type="float">
            <text:p>-8.8537</text:p>
          </table:table-cell>
          <table:table-cell/>
          <table:table-cell office:value-type="float" office:value="0.00513" calcext:value-type="float">
            <text:p>0.00513</text:p>
          </table:table-cell>
          <table:table-cell office:value-type="float" office:value="-8.8537" calcext:value-type="float">
            <text:p>-8.8537</text:p>
          </table:table-cell>
          <table:table-cell/>
          <table:table-cell office:value-type="float" office:value="0.00513" calcext:value-type="float">
            <text:p>0.00513</text:p>
          </table:table-cell>
          <table:table-cell office:value-type="float" office:value="-8.8537" calcext:value-type="float">
            <text:p>-8.8537</text:p>
          </table:table-cell>
        </table:table-row>
        <table:table-row table:style-name="ro1">
          <table:table-cell office:value-type="string" calcext:value-type="string">
            <text:p>V2</text:p>
          </table:table-cell>
          <table:table-cell office:value-type="float" office:value="0.00513" calcext:value-type="float">
            <text:p>0.00513</text:p>
          </table:table-cell>
          <table:table-cell office:value-type="float" office:value="-8.8537" calcext:value-type="float">
            <text:p>-8.8537</text:p>
          </table:table-cell>
          <table:table-cell/>
          <table:table-cell office:value-type="float" office:value="0.00513" calcext:value-type="float">
            <text:p>0.00513</text:p>
          </table:table-cell>
          <table:table-cell office:value-type="float" office:value="-8.8537" calcext:value-type="float">
            <text:p>-8.8537</text:p>
          </table:table-cell>
          <table:table-cell/>
          <table:table-cell office:value-type="float" office:value="0.00513" calcext:value-type="float">
            <text:p>0.00513</text:p>
          </table:table-cell>
          <table:table-cell office:value-type="float" office:value="-8.8537" calcext:value-type="float">
            <text:p>-8.8537</text:p>
          </table:table-cell>
          <table:table-cell/>
          <table:table-cell office:value-type="float" office:value="0.00513" calcext:value-type="float">
            <text:p>0.00513</text:p>
          </table:table-cell>
          <table:table-cell office:value-type="float" office:value="-8.8537" calcext:value-type="float">
            <text:p>-8.8537</text:p>
          </table:table-cell>
          <table:table-cell/>
          <table:table-cell office:value-type="float" office:value="0.00513" calcext:value-type="float">
            <text:p>0.00513</text:p>
          </table:table-cell>
          <table:table-cell office:value-type="float" office:value="-8.8537" calcext:value-type="float">
            <text:p>-8.8537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M1</text:p>
          </table:table-cell>
          <table:table-cell office:value-type="float" office:value="0.00803358" calcext:value-type="float">
            <text:p>0.00803358</text:p>
          </table:table-cell>
          <table:table-cell office:value-type="float" office:value="0.05869222" calcext:value-type="float">
            <text:p>0.05869222</text:p>
          </table:table-cell>
          <table:table-cell/>
          <table:table-cell office:value-type="float" office:value="0.00803358" calcext:value-type="float">
            <text:p>0.00803358</text:p>
          </table:table-cell>
          <table:table-cell office:value-type="float" office:value="0.05869222" calcext:value-type="float">
            <text:p>0.05869222</text:p>
          </table:table-cell>
          <table:table-cell/>
          <table:table-cell office:value-type="float" office:value="0.00803358" calcext:value-type="float">
            <text:p>0.00803358</text:p>
          </table:table-cell>
          <table:table-cell office:value-type="float" office:value="0.05869222" calcext:value-type="float">
            <text:p>0.05869222</text:p>
          </table:table-cell>
          <table:table-cell/>
          <table:table-cell office:value-type="float" office:value="0.00803358" calcext:value-type="float">
            <text:p>0.00803358</text:p>
          </table:table-cell>
          <table:table-cell office:value-type="float" office:value="0.05869222" calcext:value-type="float">
            <text:p>0.05869222</text:p>
          </table:table-cell>
          <table:table-cell/>
          <table:table-cell office:value-type="float" office:value="0.00803358" calcext:value-type="float">
            <text:p>0.00803358</text:p>
          </table:table-cell>
          <table:table-cell office:value-type="float" office:value="0.05869222" calcext:value-type="float">
            <text:p>0.05869222</text:p>
          </table:table-cell>
        </table:table-row>
        <table:table-row table:style-name="ro1">
          <table:table-cell office:value-type="string" calcext:value-type="string">
            <text:p>M2</text:p>
          </table:table-cell>
          <table:table-cell office:value-type="float" office:value="0.00803358" calcext:value-type="float">
            <text:p>0.00803358</text:p>
          </table:table-cell>
          <table:table-cell office:value-type="float" office:value="0.05869222" calcext:value-type="float">
            <text:p>0.05869222</text:p>
          </table:table-cell>
          <table:table-cell/>
          <table:table-cell office:value-type="float" office:value="0.00803358" calcext:value-type="float">
            <text:p>0.00803358</text:p>
          </table:table-cell>
          <table:table-cell office:value-type="float" office:value="0.05869222" calcext:value-type="float">
            <text:p>0.05869222</text:p>
          </table:table-cell>
          <table:table-cell/>
          <table:table-cell office:value-type="float" office:value="0.00803358" calcext:value-type="float">
            <text:p>0.00803358</text:p>
          </table:table-cell>
          <table:table-cell office:value-type="float" office:value="0.05869222" calcext:value-type="float">
            <text:p>0.05869222</text:p>
          </table:table-cell>
          <table:table-cell/>
          <table:table-cell office:value-type="float" office:value="0.00803358" calcext:value-type="float">
            <text:p>0.00803358</text:p>
          </table:table-cell>
          <table:table-cell office:value-type="float" office:value="0.05869222" calcext:value-type="float">
            <text:p>0.05869222</text:p>
          </table:table-cell>
          <table:table-cell/>
          <table:table-cell office:value-type="float" office:value="0.00803358" calcext:value-type="float">
            <text:p>0.00803358</text:p>
          </table:table-cell>
          <table:table-cell office:value-type="float" office:value="0.05869222" calcext:value-type="float">
            <text:p>0.05869222</text:p>
          </table:table-cell>
        </table:table-row>
        <table:table-row table:style-name="ro1" table:number-rows-repeated="7">
          <table:table-cell table:number-columns-repeated="15"/>
        </table:table-row>
        <table:table-row table:style-name="ro1">
          <table:table-cell office:value-type="string" calcext:value-type="string">
            <text:p>slop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ffset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Voltage</text:p>
          </table:table-cell>
          <table:table-cell table:number-columns-repeated="1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slop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ffset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Millivoltage</text:p>
          </table:table-cell>
          <table:table-cell table:number-columns-repeated="1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slop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ffset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6">00/00/0000</text:date>, <text:time style:data-style-name="N2" text:time-value="17:21:35.4384665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0T15:46:48.581773812</meta:creation-date>
    <meta:generator>LibreOffice/4.4.2.2$Linux_ARM_EABI LibreOffice_project/40m0$Build-2</meta:generator>
    <dc:date>2015-09-26T17:39:28.527383472</dc:date>
    <meta:editing-duration>PT7M4S</meta:editing-duration>
    <meta:editing-cycles>2</meta:editing-cycles>
    <meta:document-statistic meta:table-count="1" meta:cell-count="110" meta:object-count="0"/>
  </office:meta>
</office:document-meta>
</file>